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27cm" svg:y="1.558cm" presentation:class="subtitle" presentation:user-transformed="true">
          <draw:text-box>
            <text:p text:style-name="P1"><text:span text:style-name="T1">Shell Scrip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 command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yntax : cp [option] source destination</text:p>
              </text:list-item>
              <text:list-item>
                <text:p>Examples</text:p>
                <text:list>
                  <text:list-item>
                    <text:p>cp xtr.log XTR/xtr-backup.log</text:p>
                  </text:list-item>
                  <text:list-item>
                    <text:p>cp xtr.log XTR/</text:p>
                  </text:list-item>
                </text:list>
              </text:list-item>
              <text:list-item>
                <text:p>Copy multiple files or directories</text:p>
                <text:list>
                  <text:list-item>
                    <text:p>cp file1.txt file2.txt file3.txt /home/anand/projectbackup/src/</text:p>
                  </text:list-item>
                  <text:list-item>
                    <text:p>cp *.txt /home/anand/projectbackup/src/</text:p>
                  </text:list-item>
                  <text:list-item>
                    <text:p>cp -r src/ bin/ /home/anand/projectbacku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 comman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up before copying into a destination</text:p>
                <text:list>
                  <text:list-item>
                    <text:p>In case if the destination file is already present with the same name, then cp allows you to backup the destination file before overwriting it.</text:p>
                  </text:list-item>
                  <text:list-item>
                    <text:p>cp --backup readme.txt <text:s/>/home/anand/XTR/</text:p>
                  </text:list-item>
                </text:list>
              </text:list-item>
              <text:list-item>
                <text:p>Preserve the links while copying</text:p>
                <text:list>
                  <text:list-item>
                    <text:p>If the source is a link file, then the actual file gets copied and not the link file. In case if you only want to copy the link as it is, specify option -d</text:p>
                  </text:list-item>
                  <text:list-item>
                    <text:p>cp -d startup.sh /home/anand/XTR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 comma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n’t overwrite an existing file</text:p>
                <text:list>
                  <text:list-item>
                    <text:p>cp -n readme.txt /home/anand/XTR/bin/</text:p>
                  </text:list-item>
                </text:list>
              </text:list-item>
              <text:list-item>
                <text:p>Preserve attributes of file or directory while copying</text:p>
                <text:list>
                  <text:list-item>
                    <text:p>cp -p readme.txt test/</text:p>
                  </text:list-item>
                </text:list>
              </text:list-item>
              <text:list-item>
                <text:p>Copy only when source file is newer than the destination or missing</text:p>
                <text:list>
                  <text:list-item>
                    <text:p>cp -u release7.5.iso readme.txt <text:s/>/home/anand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v comma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name a File</text:p>
                <text:list>
                  <text:list-item>
                    <text:p>mv sample.txt sample1.txt</text:p>
                  </text:list-item>
                </text:list>
              </text:list-item>
              <text:list-item>
                <text:p>Rename a Directory</text:p>
                <text:list>
                  <text:list-item>
                    <text:p>mv dir1 dir2</text:p>
                  </text:list-item>
                </text:list>
              </text:list-item>
              <text:list-item>
                <text:p>Prompt for a Confirmation Before Overwriting</text:p>
                <text:list>
                  <text:list-item>
                    <text:p>mv -i sample.txt sample1.txt</text:p>
                  </text:list-item>
                </text:list>
              </text:list-item>
              <text:list-item>
                <text:p>Move Multiple Files to a Specific Directory</text:p>
                <text:list>
                  <text:list-item>
                    <text:p>mv *.log backu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v comma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ke a Backup of Destination Before Overwriting</text:p>
                <text:list>
                  <text:list-item>
                    <text:p>mv --suffix=.bak file1 file2</text:p>
                  </text:list-item>
                </text:list>
              </text:list-item>
              <text:list-item>
                <text:p>Move only the files that don’t exist in the destination directory</text:p>
                <text:list>
                  <text:list-item>
                    <text:p>mv -u dir1/* dir2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ep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Search for the given string in a single file</text:p>
                <text:list>
                  <text:list-item>
                    <text:p>Syntax:</text:p>
                  </text:list-item>
                  <text:list-item>
                    <text:p>grep "literal_string" filename</text:p>
                  </text:list-item>
                </text:list>
              </text:list-item>
              <text:list-item>
                <text:p>Checking for the given string in multiple files</text:p>
                <text:list>
                  <text:list-item>
                    <text:p>Syntax:</text:p>
                  </text:list-item>
                  <text:list-item>
                    <text:p>grep "string" FILE_PATTERN</text:p>
                  </text:list-item>
                </text:list>
              </text:list-item>
              <text:list-item>
                <text:p>Case insensitive search using grep -i</text:p>
                <text:list>
                  <text:list-item>
                    <text:p>Syntax:</text:p>
                  </text:list-item>
                  <text:list-item>
                    <text:p>grep -i "string"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e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tch regular expression in files</text:p>
                <text:list>
                  <text:list-item>
                    <text:p>Syntax:</text:p>
                  </text:list-item>
                  <text:list-item>
                    <text:p>grep "REGEX" filename</text:p>
                  </text:list-item>
                </text:list>
              </text:list-item>
              <text:list-item>
                <text:p>Checking for full words, not for sub-strings using grep -w</text:p>
                <text:list>
                  <text:list-item>
                    <text:p>Syntax:</text:p>
                  </text:list-item>
                  <text:list-item>
                    <text:p>grep -w "string" FIL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e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splaying lines before/after/around the match using grep -A, -B and -C</text:p>
                <text:list>
                  <text:list-item>
                    <text:p>Display N lines after match</text:p>
                    <text:list>
                      <text:list-item>
                        <text:p>grep -A &lt;N&gt; "string" FILENAME</text:p>
                      </text:list-item>
                    </text:list>
                  </text:list-item>
                  <text:list-item>
                    <text:p>Display N lines before match</text:p>
                    <text:list>
                      <text:list-item>
                        <text:p>grep -B &lt;N&gt; "string" FILENAME</text:p>
                      </text:list-item>
                    </text:list>
                  </text:list-item>
                  <text:list-item>
                    <text:p>Display N lines around match</text:p>
                    <text:list>
                      <text:list-item>
                        <text:p>grep -C &lt;N&gt; "string" FILEN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ep</text:p>
          </draw:text-box>
        </draw:frame>
        <draw:frame presentation:style-name="pr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>Highlighting the search using GREP_OPTIONS</text:p>
                <text:list>
                  <text:list-item>
                    <text:p>export GREP_OPTIONS='--color=auto' GREP_COLOR='100;8'</text:p>
                  </text:list-item>
                </text:list>
              </text:list-item>
              <text:list-item>
                <text:p>Searching in all files recursively using grep -r</text:p>
                <text:list>
                  <text:list-item>
                    <text:p>grep -r “string” *</text:p>
                  </text:list-item>
                </text:list>
              </text:list-item>
              <text:list-item>
                <text:p>Invert match using grep -v</text:p>
                <text:list>
                  <text:list-item>
                    <text:p>grep -v “string” FILENAME</text:p>
                  </text:list-item>
                </text:list>
              </text:list-item>
              <text:list-item>
                <text:p>Display the lines which does not matches all the given pattern.</text:p>
                <text:list>
                  <text:list-item>
                    <text:p>grep -v -e “string1” -e “string2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e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unting the number of matches using grep -c</text:p>
                <text:list>
                  <text:list-item>
                    <text:p>grep -c "pattern" filename</text:p>
                  </text:list-item>
                </text:list>
              </text:list-item>
              <text:list-item>
                <text:p>Display only the file names which matches the given pattern using grep -l</text:p>
                <text:list>
                  <text:list-item>
                    <text:p>grep -l “pattern” files*</text:p>
                  </text:list-item>
                </text:list>
              </text:list-item>
              <text:list-item>
                <text:p>Show line number while displaying the output using grep -n</text:p>
                <text:list>
                  <text:list-item>
                    <text:p>grep -n “string”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0T18:29:42</meta:creation-date>
    <meta:editing-duration>PT3H25M43S</meta:editing-duration>
    <meta:editing-cycles>8</meta:editing-cycles>
    <dc:date>2013-04-13T12:28:50</dc:date>
    <meta:generator>OpenOffice.org/3.4.1$Unix OpenOffice.org_project/341m1$Build-9593</meta:generator>
    <meta:document-statistic meta:object-count="84"/>
  </office:meta>
</office:document-meta>
</file>